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8.884cm"/>
    </style:style>
    <style:style style:name="pr5" style:family="presentation" style:parent-style-name="Default-subtitle">
      <style:graphic-properties draw:fill-color="#ffffff" fo:min-height="12.19cm"/>
    </style:style>
    <style:style style:name="P1" style:family="paragraph">
      <style:paragraph-properties fo:text-align="start"/>
      <style:text-properties fo:font-size="20pt" style:font-size-asian="20pt" style:font-size-complex="20pt"/>
    </style:style>
    <style:style style:name="P2" style:family="paragraph">
      <loext:graphic-properties draw:fill-color="#ffffff"/>
      <style:paragraph-properties fo:text-align="start"/>
      <style:text-properties fo:font-size="20pt" style:font-size-asian="20pt" style:font-size-complex="20pt"/>
    </style:style>
    <style:style style:name="P3" style:family="paragraph">
      <loext:graphic-properties draw:fill-color="#ffffff"/>
    </style:style>
    <style:style style:name="P4" style:family="paragraph">
      <style:paragraph-properties fo:text-align="start"/>
      <style:text-properties fo:font-size="24pt" style:font-size-asian="24pt" style:font-size-complex="24pt"/>
    </style:style>
    <style:style style:name="P5" style:family="paragraph">
      <loext:graphic-properties draw:fill-color="#ffffff"/>
      <style:paragraph-properties fo:text-align="start"/>
      <style:text-properties fo:font-size="24pt" style:font-size-asian="24pt" style:font-size-complex="24pt"/>
    </style:style>
    <style:style style:name="P6" style:family="paragraph">
      <style:paragraph-properties fo:text-align="start"/>
    </style:style>
    <style:style style:name="P7" style:family="paragraph">
      <loext:graphic-properties draw:fill-color="#ffffff"/>
      <style:paragraph-properties fo:text-align="start"/>
    </style:style>
    <style:style style:name="T1" style:family="text">
      <style:text-properties fo:font-size="20pt" style:font-size-asian="20pt" style:font-size-complex="20pt"/>
    </style:style>
    <style:style style:name="T2"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presentation:user-transformed="true">
          <draw:text-box>
            <text:p>Strings</text:p>
          </draw:text-box>
        </draw:frame>
        <draw:frame presentation:style-name="pr2" draw:text-style-name="P2" draw:layer="layout" svg:width="25.199cm" svg:height="9.134cm" svg:x="1.4cm" svg:y="3.68cm" presentation:class="subtitle" presentation:user-transformed="true">
          <draw:text-box>
            <text:p text:style-name="P1"><text:span text:style-name="T1">In python, strings can be created by enclosing the character or the sequence of characters in the quotes. Python allows us to use single quotes, double quotes, or triple quotes to create the string.</text:span></text:p>
            <text:p text:style-name="P1"><text:span text:style-name="T1">Consider the following example in python to create a string.</text:span></text:p>
            <text:p text:style-name="P1"><text:span text:style-name="T1">str = "Hi Python !" <text:s/></text:span></text:p>
            <text:p text:style-name="P1"><text:span text:style-name="T1">Here, if we check the type of the variable str using a python script</text:span></text:p>
            <text:p text:style-name="P1"><text:span text:style-name="T1">print(type(str)), then it will print string (str). <text:s/></text:span></text:p>
            <text:p text:style-name="P1"><text:span text:style-name="T1">In python, strings are treated as the sequence of strings which means that python doesn't support the character data type instead a single character written as 'p' is treated as the string of length 1.</text:span></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draw:text-box>
            <text:p>Different methods for strings</text:p>
          </draw:text-box>
        </draw:frame>
        <draw:frame presentation:style-name="pr4" draw:layer="layout" svg:width="25.199cm" svg:height="9.134cm" svg:x="1.4cm" svg:y="3.685cm" presentation:class="outline">
          <draw:text-box>
            <text:list text:style-name="L3">
              <text:list-header>
                <text:p>&gt;&gt;&gt; s = "kushal das"</text:p>
                <text:p>&gt;&gt;&gt; s.title()</text:p>
                <text:p>'Kushal Das'</text:p>
                <text:p>&gt;&gt;&gt; z = s.upper()</text:p>
                <text:p>&gt;&gt;&gt; z</text:p>
                <text:p>'KUSHAL DAS'</text:p>
                <text:p>&gt;&gt;&gt; z.lower()</text:p>
                <text:p>'kushal das'</text:p>
              </text:list-header>
            </text:list>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3T32">
        <draw:frame presentation:style-name="pr5" draw:text-style-name="P2" draw:layer="layout" svg:width="25.199cm" svg:height="12.593cm" svg:x="1.4cm" svg:y="0.419cm" presentation:class="subtitle" presentation:user-transformed="true">
          <draw:text-box>
            <text:p text:style-name="P1"><text:span text:style-name="T1">&gt;&gt;&gt; s = "I am A pRoGraMMer"</text:span></text:p>
            <text:p text:style-name="P1"><text:span text:style-name="T1">&gt;&gt; s.swapcase()</text:span></text:p>
            <text:p text:style-name="P1"><text:span text:style-name="T1">'i AM a PrOgRAmmER'</text:span></text:p>
            <text:p text:style-name="P1"><text:span text:style-name="T1">&gt;&gt;&gt; s = "jdwb 2323bjb"</text:span></text:p>
            <text:p text:style-name="P1"><text:span text:style-name="T1">&gt;&gt;&gt; s.isalnum()</text:span></text:p>
            <text:p text:style-name="P1"><text:span text:style-name="T1">False</text:span></text:p>
            <text:p text:style-name="P1"><text:span text:style-name="T1">&gt;&gt;&gt; s = "jdwb2323bjb"</text:span></text:p>
            <text:p text:style-name="P1"><text:span text:style-name="T1">&gt;&gt;&gt; s.isalnum()</text:span></text:p>
            <text:p text:style-name="P1"><text:span text:style-name="T1">True</text:span></text:p>
            <text:p text:style-name="P1"><text:span text:style-name="T1">&gt;&gt;&gt; s = "SankarshanSir"</text:span></text:p>
            <text:p text:style-name="P1"><text:span text:style-name="T1">&gt;&gt;&gt; s.isalpha()</text:span></text:p>
            <text:p text:style-name="P1"><text:span text:style-name="T1">True</text:span></text:p>
            <text:p text:style-name="P1"><text:span text:style-name="T1">&gt;&gt;&gt; s = "Sankarshan Sir"</text:span></text:p>
            <text:p text:style-name="P1"><text:span text:style-name="T1">&gt;&gt;&gt; s.isalpha()</text:span></text:p>
            <text:p text:style-name="P1"><text:span text:style-name="T1">False</text:span></text:p>
            <text:p text:style-name="P1"><text:span text:style-name="T1"/></text:p>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3T32">
        <draw:frame presentation:style-name="pr5" draw:text-style-name="P2" draw:layer="layout" svg:width="25.199cm" svg:height="12.19cm" svg:x="1.4cm" svg:y="0.624cm" presentation:class="subtitle" presentation:user-transformed="true">
          <draw:text-box>
            <text:p text:style-name="P1"><text:span text:style-name="T1">&gt;&gt;&gt; s = "1234"</text:span></text:p>
            <text:p text:style-name="P1"><text:span text:style-name="T1">&gt;&gt;&gt; s.isdigit() # To check if all the characters are digits or not</text:span></text:p>
            <text:p text:style-name="P1"><text:span text:style-name="T1">True</text:span></text:p>
            <text:p text:style-name="P1"><text:span text:style-name="T1">&gt;&gt;&gt; s = "Fedora9 is coming"</text:span></text:p>
            <text:p text:style-name="P1"><text:span text:style-name="T1">&gt;&gt;&gt; s.islower() # To check if all chracters are lower case or not</text:span></text:p>
            <text:p text:style-name="P1"><text:span text:style-name="T1">False</text:span></text:p>
            <text:p text:style-name="P1"><text:span text:style-name="T1">&gt;&gt;&gt; s = "Fedora9 Is Coming"</text:span></text:p>
            <text:p text:style-name="P1"><text:span text:style-name="T1">&gt;&gt;&gt; s.istitle() # To check if it is a title or not</text:span></text:p>
            <text:p text:style-name="P1"><text:span text:style-name="T1">True</text:span></text:p>
            <text:p text:style-name="P1"><text:span text:style-name="T1">&gt;&gt;&gt; s = "INDIA"</text:span></text:p>
            <text:p text:style-name="P1"><text:span text:style-name="T1">&gt;&gt;&gt; s.isupper() # To check if characters are in upper case or not</text:span></text:p>
            <text:p text:style-name="P1"><text:span text:style-name="T1">True</text:span></text:p>
          </draw:text-box>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3T32">
        <draw:frame presentation:style-name="pr5" draw:text-style-name="P5" draw:layer="layout" svg:width="25.199cm" svg:height="12.19cm" svg:x="1.4cm" svg:y="0.628cm" presentation:class="subtitle" presentation:user-transformed="true">
          <draw:text-box>
            <text:p text:style-name="P4"><text:span text:style-name="T2">&gt;&gt;&gt; s = "We all love Python"</text:span></text:p>
            <text:p text:style-name="P4"><text:span text:style-name="T2">&gt;&gt;&gt; s.split(" ")</text:span></text:p>
            <text:p text:style-name="P4"><text:span text:style-name="T2">['We', 'all', 'love', 'Python']</text:span></text:p>
            <text:p text:style-name="P4"><text:span text:style-name="T2">&gt;&gt;&gt; x = "Nishant:is:waiting"</text:span></text:p>
            <text:p text:style-name="P4"><text:span text:style-name="T2">&gt;&gt;&gt; x.split(':')</text:span></text:p>
            <text:p text:style-name="P4"><text:span text:style-name="T2">['Nishant', 'is', 'waiting']</text:span></text:p>
            <text:p text:style-name="P4"><text:span text:style-name="T2">&gt;&gt;&gt; "-".join("GNU/Linux is great".split(" "))</text:span></text:p>
            <text:p text:style-name="P4"><text:span text:style-name="T2">'GNU/Linux-is-great'</text:span></text:p>
          </draw:text-box>
        </draw:frame>
        <presentation:notes draw:style-name="dp2">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1" draw:layer="layout" svg:width="25.199cm" svg:height="2.629cm" svg:x="1.4cm" svg:y="0.628cm" presentation:class="title">
          <draw:text-box>
            <text:p>String Indexing</text:p>
          </draw:text-box>
        </draw:frame>
        <draw:frame presentation:style-name="pr2" draw:text-style-name="P7" draw:layer="layout" svg:width="25.199cm" svg:height="9.134cm" svg:x="1.4cm" svg:y="3.685cm" presentation:class="subtitle">
          <draw:text-box>
            <text:p text:style-name="P6">str = “HELLO”</text:p>
            <text:p text:style-name="P6">str[0] = ‘H’</text:p>
            <text:p text:style-name="P6">str[1] = ‘E’</text:p>
            <text:p text:style-name="P6">str[2] = ‘L’</text:p>
            <text:p text:style-name="P6">str[3] = ‘L’</text:p>
            <text:p text:style-name="P6">str[4] = ‘O’</text:p>
          </draw:text-box>
        </draw:frame>
        <presentation:notes draw:style-name="dp2">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3T32">
        <draw:frame presentation:style-name="pr5" draw:text-style-name="P7" draw:layer="layout" svg:width="25.199cm" svg:height="12.19cm" svg:x="1.4cm" svg:y="0.628cm" presentation:class="subtitle">
          <draw:text-box>
            <text:p text:style-name="P6">str[:] = ‘HELLO’</text:p>
            <text:p text:style-name="P6">str[0:] = ‘HELLO’</text:p>
            <text:p text:style-name="P6">str[:5] = ‘HELLO’</text:p>
            <text:p text:style-name="P6">str[:3] = ‘HEL’</text:p>
            <text:p text:style-name="P6">str[0:2] = ‘HE’</text:p>
            <text:p text:style-name="P6">str[1:4] = ‘ELL’</text:p>
          </draw:text-box>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3T32">
        <draw:frame presentation:style-name="pr5" draw:text-style-name="P7" draw:layer="layout" svg:width="25.199cm" svg:height="12.19cm" svg:x="1.4cm" svg:y="0.628cm" presentation:class="subtitle">
          <draw:text-box>
            <text:p text:style-name="P6">str = "HELLO" <text:s/></text:p>
            <text:p text:style-name="P6">str[0] = "h" <text:s/></text:p>
            <text:p text:style-name="P6">print(str) <text:s/></text:p>
          </draw:text-box>
        </draw:frame>
        <presentation:notes draw:style-name="dp2">
          <draw:page-thumbnail draw:style-name="gr1"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3T32">
        <draw:frame presentation:style-name="pr5" draw:text-style-name="P3" draw:layer="layout" svg:width="25.199cm" svg:height="12.19cm" svg:x="1.4cm" svg:y="0.628cm" presentation:class="subtitle" presentation:placeholder="true">
          <draw:text-box/>
        </draw:frame>
        <presentation:notes draw:style-name="dp2">
          <draw:page-thumbnail draw:style-name="gr1"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24T13:49:13.200721202</meta:creation-date>
    <dc:date>2019-07-24T14:15:33.927414637</dc:date>
    <meta:editing-duration>PT3M57S</meta:editing-duration>
    <meta:editing-cycles>1</meta:editing-cycles>
    <meta:document-statistic meta:object-count="51"/>
    <meta:generator>LibreOffice/6.0.7.3$Linux_X86_64 LibreOffice_project/00m0$Build-3</meta:generator>
  </office:meta>
</office:document-meta>
</file>